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ff66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ffff66" fo:border-left="0.0008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08in solid #000000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table:number-columns-repeated="13"/>
        </table:table-row>
        <table:table-row table:style-name="ro1">
          <table:table-cell office:value-type="string">
            <text:p>Opthalmology</text:p>
          </table:table-cell>
          <table:table-cell table:style-name="ce8" office:value-type="float" office:value="0">
            <text:p>0</text:p>
          </table:table-cell>
          <table:table-cell table:number-columns-repeated="3"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ynec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Otolaryng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General Surgery</text:p>
          </table:table-cell>
          <table:table-cell table:style-name="ce10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ce11"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Objective</text:p>
          </table:table-cell>
          <table:table-cell table:style-name="ce12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4/30/2014</text:date>, <text:time>09:5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4-04-30T09:55:31</dc:date>
    <meta:editing-duration>P4DT2H7M26S</meta:editing-duration>
    <meta:editing-cycles>15</meta:editing-cycles>
    <meta:generator>OpenOffice/4.0.0$Unix OpenOffice.org_project/400m3$Build-9702</meta:generator>
    <dc:creator>Allison O'Hair</dc:creator>
    <meta:document-statistic meta:table-count="3" meta:cell-count="170" meta:object-count="0"/>
  </office:meta>
</office:document-meta>
</file>